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24d7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7bcb7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officeooo:paragraph-rsid="000ba4b6"/>
    </style:style>
    <style:style style:name="P8" style:family="paragraph" style:parent-style-name="Heading_20_1">
      <style:text-properties officeooo:rsid="001010ef" officeooo:paragraph-rsid="001010ef"/>
    </style:style>
    <style:style style:name="P9" style:family="paragraph" style:parent-style-name="Heading_20_1">
      <style:paragraph-properties fo:break-before="page"/>
      <style:text-properties officeooo:rsid="00135c08" officeooo:paragraph-rsid="00135c08"/>
    </style:style>
    <style:style style:name="P10" style:family="paragraph" style:parent-style-name="Heading_20_2">
      <style:text-properties style:text-underline-style="none" fo:font-weight="normal" officeooo:rsid="00160e1c" officeooo:paragraph-rsid="00160e1c" style:font-weight-asian="normal" style:font-weight-complex="normal"/>
    </style:style>
    <style:style style:name="P11" style:family="paragraph" style:parent-style-name="Standard" style:master-page-name="Standard">
      <style:paragraph-properties fo:text-align="start" style:justify-single-word="false" style:page-number="auto"/>
    </style:style>
    <style:style style:name="P12" style:family="paragraph" style:parent-style-name="Standard">
      <style:paragraph-properties fo:text-align="start" style:justify-single-word="false"/>
      <style:text-properties officeooo:rsid="00024d72" officeooo:paragraph-rsid="00024d72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24d72" officeooo:paragraph-rsid="00024d72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officeooo:rsid="00088bc4" style:font-size-asian="10.5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/>
      <style:text-properties officeooo:paragraph-rsid="00186a71"/>
    </style:style>
    <style:style style:name="P18" style:family="paragraph" style:parent-style-name="Standard">
      <style:paragraph-properties fo:line-height="150%"/>
      <style:text-properties officeooo:paragraph-rsid="001dbbad"/>
    </style:style>
    <style:style style:name="P19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officeooo:paragraph-rsid="001dbbad"/>
    </style:style>
    <style:style style:name="P20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officeooo:paragraph-rsid="001dbbad" style:font-style-asian="normal" style:font-style-complex="normal"/>
    </style:style>
    <style:style style:name="P21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officeooo:paragraph-rsid="001dbbad" style:font-style-asian="normal" style:font-style-complex="normal"/>
    </style:style>
    <style:style style:name="P22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officeooo:rsid="0026e594" officeooo:paragraph-rsid="0026e594" style:font-style-asian="normal" style:font-style-complex="normal"/>
    </style:style>
    <style:style style:name="P23" style:family="paragraph" style:parent-style-name="Standard">
      <style:paragraph-properties fo:line-height="150%">
        <style:tab-stops>
          <style:tab-stop style:position="0.5in"/>
          <style:tab-stop style:position="0.75in"/>
          <style:tab-stop style:position="2.9898in"/>
        </style:tab-stops>
      </style:paragraph-properties>
      <style:text-properties fo:font-style="normal" officeooo:rsid="0026e594" officeooo:paragraph-rsid="0026e594" style:font-style-asian="normal" style:font-style-complex="normal"/>
    </style:style>
    <style:style style:name="P24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fo:font-weight="bold" officeooo:rsid="00234489" officeooo:paragraph-rsid="00234489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line-height="150%"/>
      <style:text-properties fo:font-weight="bold" officeooo:rsid="00234489" officeooo:paragraph-rsid="00234489" style:font-weight-asian="bold" style:font-weight-complex="bold"/>
    </style:style>
    <style:style style:name="P26" style:family="paragraph" style:parent-style-name="Heading_20_1">
      <style:text-properties fo:font-weight="normal" officeooo:rsid="001010ef" officeooo:paragraph-rsid="001010ef" style:font-name-asian="Droid Sans Fallback" style:font-weight-asian="normal" style:font-name-complex="FreeSans" style:font-weight-complex="normal"/>
    </style:style>
    <style:style style:name="P27" style:family="paragraph" style:parent-style-name="Heading_20_1">
      <style:paragraph-properties fo:break-before="page"/>
      <style:text-properties fo:font-weight="normal" officeooo:paragraph-rsid="000ba4b6" style:font-weight-asian="normal" style:font-weight-complex="normal"/>
    </style:style>
    <style:style style:name="P28" style:family="paragraph" style:parent-style-name="Heading_20_2">
      <style:text-properties fo:font-weight="normal" style:font-name-asian="Droid Sans Fallback" style:font-weight-asian="normal" style:font-name-complex="FreeSans" style:font-weight-complex="normal"/>
    </style:style>
    <style:style style:name="P29" style:family="paragraph" style:parent-style-name="Citation">
      <style:text-properties officeooo:rsid="0021feee" officeooo:paragraph-rsid="0021fee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6581" style:font-weight-asian="normal" style:font-weight-complex="normal"/>
    </style:style>
    <style:style style:name="T3" style:family="text">
      <style:text-properties fo:font-weight="normal" officeooo:rsid="00135c08" style:font-weight-asian="normal" style:font-weight-complex="normal"/>
    </style:style>
    <style:style style:name="T4" style:family="text">
      <style:text-properties fo:font-weight="normal" style:font-name-asian="Droid Sans Fallback" style:font-weight-asian="normal" style:font-name-complex="FreeSans" style:font-weight-complex="normal"/>
    </style:style>
    <style:style style:name="T5" style:family="text">
      <style:text-properties fo:font-weight="normal" officeooo:rsid="001010ef" style:font-name-asian="Droid Sans Fallback" style:font-weight-asian="normal" style:font-name-complex="FreeSans" style:font-weight-complex="normal"/>
    </style:style>
    <style:style style:name="T6" style:family="text">
      <style:text-properties fo:font-weight="normal" officeooo:rsid="00115c24" style:font-name-asian="Droid Sans Fallback" style:font-weight-asian="normal" style:font-name-complex="FreeSans" style:font-weight-complex="normal"/>
    </style:style>
    <style:style style:name="T7" style:family="text">
      <style:text-properties fo:font-weight="normal" officeooo:rsid="00135c08" style:font-name-asian="Droid Sans Fallback" style:font-weight-asian="normal" style:font-name-complex="FreeSans" style:font-weight-complex="normal"/>
    </style:style>
    <style:style style:name="T8" style:family="text">
      <style:text-properties fo:font-weight="normal" officeooo:rsid="00154ab2" style:font-name-asian="Droid Sans Fallback" style:font-weight-asian="normal" style:font-name-complex="FreeSans" style:font-weight-complex="normal"/>
    </style:style>
    <style:style style:name="T9" style:family="text">
      <style:text-properties fo:font-weight="normal" officeooo:rsid="00158cdc" style:font-name-asian="Droid Sans Fallback" style:font-weight-asian="normal" style:font-name-complex="FreeSans" style:font-weight-complex="normal"/>
    </style:style>
    <style:style style:name="T10" style:family="text">
      <style:text-properties fo:font-weight="normal" officeooo:rsid="00160e1c" style:font-name-asian="Droid Sans Fallback" style:font-weight-asian="normal" style:font-name-complex="FreeSans" style:font-weight-complex="normal"/>
    </style:style>
    <style:style style:name="T11" style:family="text">
      <style:text-properties fo:font-weight="normal" officeooo:rsid="001840dd" style:font-name-asian="Droid Sans Fallback" style:font-weight-asian="normal" style:font-name-complex="FreeSans" style:font-weight-complex="normal"/>
    </style:style>
    <style:style style:name="T12" style:family="text">
      <style:text-properties fo:font-weight="normal" officeooo:rsid="00186a71" style:font-name-asian="Droid Sans Fallback" style:font-weight-asian="normal" style:font-name-complex="FreeSans" style:font-weight-complex="normal"/>
    </style:style>
    <style:style style:name="T13" style:family="text">
      <style:text-properties fo:font-weight="normal" officeooo:rsid="001a61a4" style:font-name-asian="Droid Sans Fallback" style:font-weight-asian="normal" style:font-name-complex="FreeSans" style:font-weight-complex="normal"/>
    </style:style>
    <style:style style:name="T14" style:family="text">
      <style:text-properties fo:font-weight="normal" officeooo:rsid="001c26f3" style:font-name-asian="Droid Sans Fallback" style:font-weight-asian="normal" style:font-name-complex="FreeSans" style:font-weight-complex="normal"/>
    </style:style>
    <style:style style:name="T15" style:family="text">
      <style:text-properties fo:font-weight="normal" officeooo:rsid="001c2735" style:font-name-asian="Droid Sans Fallback" style:font-weight-asian="normal" style:font-name-complex="FreeSans" style:font-weight-complex="normal"/>
    </style:style>
    <style:style style:name="T16" style:family="text">
      <style:text-properties fo:font-weight="normal" officeooo:rsid="001dbbad" style:font-name-asian="Droid Sans Fallback" style:font-weight-asian="normal" style:font-name-complex="FreeSans" style:font-weight-complex="normal"/>
    </style:style>
    <style:style style:name="T17" style:family="text">
      <style:text-properties fo:font-weight="normal" officeooo:rsid="001eb28a" style:font-name-asian="Droid Sans Fallback" style:font-weight-asian="normal" style:font-name-complex="FreeSans" style:font-weight-complex="normal"/>
    </style:style>
    <style:style style:name="T18" style:family="text">
      <style:text-properties fo:font-weight="normal" officeooo:rsid="00201720" style:font-name-asian="Droid Sans Fallback" style:font-weight-asian="normal" style:font-name-complex="FreeSans" style:font-weight-complex="normal"/>
    </style:style>
    <style:style style:name="T19" style:family="text">
      <style:text-properties fo:font-weight="normal" officeooo:rsid="002090cb" style:font-name-asian="Droid Sans Fallback" style:font-weight-asian="normal" style:font-name-complex="FreeSans" style:font-weight-complex="normal"/>
    </style:style>
    <style:style style:name="T20" style:family="text">
      <style:text-properties fo:font-weight="normal" officeooo:rsid="00219023" style:font-name-asian="Droid Sans Fallback" style:font-weight-asian="normal" style:font-name-complex="FreeSans" style:font-weight-complex="normal"/>
    </style:style>
    <style:style style:name="T21" style:family="text">
      <style:text-properties fo:font-weight="normal" officeooo:rsid="0021feee" style:font-name-asian="Droid Sans Fallback" style:font-weight-asian="normal" style:font-name-complex="FreeSans" style:font-weight-complex="normal"/>
    </style:style>
    <style:style style:name="T22" style:family="text">
      <style:text-properties fo:font-weight="normal" officeooo:rsid="00234489" style:font-name-asian="Droid Sans Fallback" style:font-weight-asian="normal" style:font-name-complex="FreeSans" style:font-weight-complex="normal"/>
    </style:style>
    <style:style style:name="T23" style:family="text">
      <style:text-properties fo:font-weight="normal" officeooo:rsid="00260df3" style:font-name-asian="Droid Sans Fallback" style:font-weight-asian="normal" style:font-name-complex="FreeSans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34489" style:font-name-asian="Droid Sans Fallback" style:font-style-asian="italic" style:font-weight-asian="normal" style:font-name-complex="FreeSans" style:font-style-complex="italic" style:font-weight-complex="normal"/>
    </style:style>
    <style:style style:name="T27" style:family="text">
      <style:text-properties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ize="12pt" style:font-size-asian="10.5pt" style:font-size-complex="12pt"/>
    </style:style>
    <style:style style:name="T31" style:family="text">
      <style:text-properties fo:font-size="12pt" officeooo:rsid="00073efb" style:font-size-asian="10.5pt" style:font-size-complex="12pt"/>
    </style:style>
    <style:style style:name="T32" style:family="text">
      <style:text-properties fo:font-size="12pt" officeooo:rsid="0007bcb7" style:font-size-asian="10.5pt" style:font-size-complex="12pt"/>
    </style:style>
    <style:style style:name="T33" style:family="text">
      <style:text-properties fo:font-size="12pt" officeooo:rsid="00088bc4" style:font-size-asian="10.5pt" style:font-size-complex="12pt"/>
    </style:style>
    <style:style style:name="T34" style:family="text">
      <style:text-properties fo:font-size="12pt" officeooo:rsid="000928c4" style:font-size-asian="10.5pt" style:font-size-complex="12pt"/>
    </style:style>
    <style:style style:name="T35" style:family="text">
      <style:text-properties style:font-name="Liberation Sans"/>
    </style:style>
    <style:style style:name="T36" style:family="text">
      <style:text-properties style:font-name="Liberation Sans" officeooo:rsid="00058d80"/>
    </style:style>
    <style:style style:name="T37" style:family="text">
      <style:text-properties officeooo:rsid="000d6581"/>
    </style:style>
    <style:style style:name="T38" style:family="text">
      <style:text-properties style:font-name-asian="Droid Sans Fallback" style:font-name-complex="FreeSans"/>
    </style:style>
    <style:style style:name="T39" style:family="text">
      <style:text-properties officeooo:rsid="001010ef" style:font-name-asian="Droid Sans Fallback" style:font-name-complex="FreeSans"/>
    </style:style>
    <style:style style:name="T40" style:family="text">
      <style:text-properties officeooo:rsid="0021feee" style:font-name-asian="Droid Sans Fallback" style:font-name-complex="FreeSans"/>
    </style:style>
    <style:style style:name="T41" style:family="text">
      <style:text-properties style:text-position="sub 58%"/>
    </style:style>
    <style:style style:name="T42" style:family="text">
      <style:text-properties style:text-position="sub 58%"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43" style:family="text">
      <style:text-properties style:text-position="sub 58%" fo:font-style="italic" style:font-style-asian="italic" style:font-style-complex="italic"/>
    </style:style>
    <style:style style:name="T44" style:family="text">
      <style:text-properties style:text-position="sub 58%" fo:font-style="italic" officeooo:rsid="00288deb" style:font-style-asian="italic" style:font-style-complex="italic"/>
    </style:style>
    <style:style style:name="T45" style:family="text">
      <style:text-properties style:text-position="0% 100%"/>
    </style:style>
    <style:style style:name="T46" style:family="text">
      <style:text-properties style:text-position="0% 100%"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47" style:family="text">
      <style:text-properties style:text-position="0% 100%" fo:font-style="italic" style:font-style-asian="italic" style:font-style-complex="italic"/>
    </style:style>
    <style:style style:name="T48" style:family="text">
      <style:text-properties style:text-position="0% 100%" fo:font-style="italic" officeooo:rsid="00288deb" style:font-style-asian="italic" style:font-style-complex="italic"/>
    </style:style>
    <style:style style:name="T49" style:family="text">
      <style:text-properties style:text-position="0% 100%" fo:font-weight="normal" officeooo:rsid="00251e75" style:font-name-asian="Droid Sans Fallback" style:font-weight-asian="normal" style:font-name-complex="FreeSans" style:font-weight-complex="normal"/>
    </style:style>
    <style:style style:name="T50" style:family="text">
      <style:text-properties style:text-position="0% 100%" officeooo:rsid="00288deb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University of Missouri, Columbia</text:p>
      <text:p text:style-name="P12">Department of Electrical and Computer Engineering</text:p>
      <text:p text:style-name="P2">ECE 4330 Introduction To Mechatronics and Robotic Vision</text:p>
      <text:p text:style-name="P13">Fall, 2014</text:p>
      <text:p text:style-name="P1"/>
      <text:p text:style-name="P1"/>
      <text:p text:style-name="P1"/>
      <text:p text:style-name="P1"/>
      <text:p text:style-name="P1"/>
      <text:p text:style-name="P1"/>
      <text:p text:style-name="P15">Prediction Based Approach to Minimize Distance Traveled while Tracking Objects in Mobile Robotic Navigation</text:p>
      <text:p text:style-name="Standard"/>
      <text:p text:style-name="Standard"/>
      <text:p text:style-name="Standard"/>
      <text:p text:style-name="Standard"/>
      <text:p text:style-name="Standard"/>
      <text:p text:style-name="P3">Chris Arnold</text:p>
      <text:p text:style-name="P3"><text:a xlink:type="simple" xlink:href="mailto:crag47@mail.missouri.edu"><text:span text:style-name="Internet_20_link">crag47@mail.missouri.edu</text:span></text:a></text:p>
      <text:p text:style-name="P3"/>
      <text:p text:style-name="P3"><text:s/>Dallas Fletchall</text:p>
      <text:p text:style-name="P4"><text:a xlink:type="simple" xlink:href="mailto:djfrmd@mail.missouri.edu"><text:span text:style-name="Internet_20_link">djfrmd@mail.missouri.edu</text:span></text:a></text:p>
      <text:p text:style-name="P9"><text:span text:style-name="T36">O</text:span><text:span text:style-name="T35">bjective</text:span></text:p>
      <text:p text:style-name="Standard"><text:tab/><text:span text:style-name="T30">The objective of this project is to </text:span><text:span text:style-name="T31">reduce the path length of a tracking mobile robot by filtering </text:span><text:span text:style-name="T32">the data read from its sensors</text:span><text:span text:style-name="T31"> using a Kalman filter</text:span><text:span text:style-name="T30">. <text:s/></text:span><text:span text:style-name="T33">MobileSim is used in conjunction with the ARIA library (Advanced Robot Interface for Applications)</text:span><text:span text:style-name="T32"> to simulate the mobile robots moving in an open environment. <text:s/></text:span><text:span text:style-name="T33">The path of the first robot may be defined by the user, after which a second robot will track the first robot as it moves. <text:s/>During the first traversal of the path, the tracking robot alters its course based on raw sensor data in order to follow the first robot. <text:s/>During the second traversal, the tracking robot filters the sensor data using the Kalman filter. <text:s/>During each traversal, the tracking robot periodically records its pose with respect to the global frame of the MobileSim environment so that the final path results </text:span><text:span text:style-name="T34">of the tracking robots </text:span><text:span text:style-name="T33">may be compared. <text:s/></text:span></text:p>
      <text:p text:style-name="P14"/>
      <text:p text:style-name="P8">Background Theory</text:p>
      <text:p text:style-name="P17"><text:span text:style-name="T24"><text:tab/></text:span><text:span text:style-name="T3">In order to implement mobile robot tracking,</text:span><text:span text:style-name="T6"> </text:span><text:span text:style-name="T7">a</text:span><text:span text:style-name="T6"> tracking robot </text:span><text:span text:style-name="T7">must</text:span><text:span text:style-name="T6"> know where </text:span><text:span text:style-name="T7">its target is located with respect to the tracking robot's coordinate frame </text:span><text:span text:style-name="T8">to know</text:span><text:span text:style-name="T7"> how to set its heading and speed to reach the target. <text:s/>There is always a certain amount of noise associated with readings from any sensor. <text:s/>In the case of the tracking robot, it is able to gauge the </text:span><text:span text:style-name="T9">relative </text:span><text:span text:style-name="T7">position of its target with a finite uncertainty </text:span><text:span text:style-name="T12">using a laser sensor</text:span><text:span text:style-name="T7">. <text:s/>This noisy sensor reading can be smoothed using a filter to effectively reduce the uncertainty of the measurement. <text:s/></text:span></text:p>
      <text:p text:style-name="P17"/>
      <text:p text:style-name="P17"><text:span text:style-name="T7"><text:tab/></text:span><text:span text:style-name="T12">Noisy measurements aside, while a laser sensor provides valuable position information, </text:span><text:span text:style-name="T13">each datum is only an instantaneous snapshot of the target's position. <text:s/>In order to better track the target using <text:s/>this information, a predictive algorithm must be used in conjunction. <text:s/></text:span><text:span text:style-name="T15">One such algorithm is that of the Kalman Filter.</text:span></text:p>
      <text:p text:style-name="P6"/>
      <text:p text:style-name="P18"><text:span text:style-name="T7"><text:tab/></text:span><text:span text:style-name="T14">The linear Kalman filter </text:span><text:span text:style-name="T16">is a recursive </text:span><text:span text:style-name="T18">predictor</text:span><text:span text:style-name="T16"> that uses current measurements along with previous predictions </text:span><text:span text:style-name="T20">in order </text:span><text:span text:style-name="T16">to make a more accurate </text:span><text:span text:style-name="T18">estimation</text:span><text:span text:style-name="T16"> of the </text:span><text:span text:style-name="T19">true </text:span><text:span text:style-name="T16">state of the system</text:span><text:span text:style-name="T17">. <text:s/></text:span><text:span text:style-name="T20">A single iteration of the filter performs two </text:span><text:span text:style-name="T23">high level</text:span><text:span text:style-name="T20"> action</text:span><text:span text:style-name="T21">s, namely, prediction and update. <text:s/>The following equations are associated with each action [4]:</text:span></text:p>
      <text:p text:style-name="P25"><text:span text:style-name="T40">P</text:span><text:span text:style-name="T38">redict</text:span></text:p>
      <text:p text:style-name="P19"><text:span text:style-name="T21"><draw:frame draw:style-name="fr1" draw:name="Object1" text:anchor-type="as-char" svg:y="-0.172in" svg:width="1.1665in" svg:height="0.233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1"><text:tab/></text:span><text:span text:style-name="T26">(1) Project the state ahead</text:span></text:p>
      <text:p text:style-name="P20"><text:soft-page-break/><text:span text:style-name="T22"><draw:frame draw:style-name="fr1" draw:name="Object2" text:anchor-type="as-char" svg:y="-0.172in" svg:width="1.2819in" svg:height="0.233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2"><text:tab/></text:span><text:span text:style-name="T26">(2) Project the error covariance ahead</text:span></text:p>
      <text:p text:style-name="P24"><text:span text:style-name="T38">Update</text:span></text:p>
      <text:p text:style-name="P20"><text:span text:style-name="T22"><draw:frame draw:style-name="fr1" draw:name="Object3" text:anchor-type="as-char" svg:y="-0.172in" svg:width="1.8508in" svg:height="0.233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2"><text:tab/></text:span><text:span text:style-name="T26">(3) Compute the Kalman gain</text:span></text:p>
      <text:p text:style-name="P20"><text:span text:style-name="T22"><draw:frame draw:style-name="fr1" draw:name="Object4" text:anchor-type="as-char" svg:y="-0.172in" svg:width="1.5283in" svg:height="0.233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2"><text:tab/></text:span><text:span text:style-name="T27">(4) Update estimate with measurement z</text:span><text:span text:style-name="T42">k</text:span></text:p>
      <text:p text:style-name="P20"><text:span text:style-name="T49"><draw:frame draw:style-name="fr1" draw:name="Object5" text:anchor-type="as-char" svg:y="-0.172in" svg:width="1.2575in" svg:height="0.233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49"><text:tab/></text:span><text:span text:style-name="T46">(5) Update the error covariance</text:span></text:p>
      <text:p text:style-name="P22">where</text:p>
      <text:p text:style-name="P23"><draw:frame draw:style-name="fr1" draw:name="Object6" text:anchor-type="as-char" svg:y="-0.172in" svg:width="0.2228in" svg:height="0.2335in" draw:z-index="5"><draw:object xlink:href="./Object 6" xlink:type="simple" xlink:show="embed" xlink:actuate="onLoad"/><draw:image xlink:href="./ObjectReplacements/Object 6" xlink:type="simple" xlink:show="embed" xlink:actuate="onLoad"/></draw:frame><text:tab/>-<text:tab/><text:span text:style-name="T28">a priori</text:span> state estimate at step <text:span text:style-name="T28">k</text:span> given knowledge of the process prior to step <text:span text:style-name="T28">k</text:span></text:p>
      <text:p text:style-name="P23"><text:span text:style-name="T28"><draw:frame draw:style-name="fr1" draw:name="Object7" text:anchor-type="as-char" svg:y="-0.1484in" svg:width="0.2228in" svg:height="0.209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8"><text:tab/></text:span>-<text:span text:style-name="T28"><text:tab/>a posteriori </text:span>state estimate at step <text:span text:style-name="T28">k</text:span> given measurement <text:span text:style-name="T28">z</text:span><text:span text:style-name="T43">k</text:span></text:p>
      <text:p text:style-name="P23"><text:span text:style-name="T47"><draw:frame draw:style-name="fr1" draw:name="Object15" text:anchor-type="as-char" svg:y="-0.1484in" svg:width="0.2134in" svg:height="0.2098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45"><text:tab/>-<text:tab/></text:span><text:span text:style-name="T50">actual measurement</text:span></text:p>
      <text:p text:style-name="P23"><text:span text:style-name="T47"><draw:frame draw:style-name="fr1" draw:name="Object8" text:anchor-type="as-char" svg:y="-0.172in" svg:width="0.2465in" svg:height="0.2335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7"><text:tab/></text:span><text:span text:style-name="T45">-</text:span><text:span text:style-name="T47"><text:tab/>a priori</text:span><text:span text:style-name="T45"> estimate error covariance</text:span></text:p>
      <text:p text:style-name="P23"><text:span text:style-name="T45"><draw:frame draw:style-name="fr1" draw:name="Object9" text:anchor-type="as-char" svg:y="-0.1484in" svg:width="0.2465in" svg:height="0.209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45"><text:tab/>-<text:tab/></text:span><text:span text:style-name="T47">a posteriori</text:span><text:span text:style-name="T45"> estimate error covariance</text:span></text:p>
      <text:p text:style-name="P23"><text:span text:style-name="T45"><draw:frame draw:style-name="fr1" draw:name="Object10" text:anchor-type="as-char" svg:y="-0.1484in" svg:width="0.2043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45"><text:tab/>-<text:tab/></text:span><text:span text:style-name="T50">process noise covariance</text:span></text:p>
      <text:p text:style-name="P23"><text:span text:style-name="T50"><draw:frame draw:style-name="fr1" draw:name="Object11" text:anchor-type="as-char" svg:y="-0.1484in" svg:width="0.1953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50"><text:tab/>-<text:tab/>measurement noise covariance</text:span></text:p>
      <text:p text:style-name="P23"><text:span text:style-name="T50"><draw:frame draw:style-name="fr1" draw:name="Object12" text:anchor-type="as-char" svg:y="-0.1484in" svg:width="0.2071in" svg:height="0.1839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50"><text:tab/>-<text:tab/>relates the state at the previous time step </text:span><text:span text:style-name="T48">k-1</text:span><text:span text:style-name="T50"> to the state at the current step </text:span><text:span text:style-name="T48">k</text:span></text:p>
      <text:p text:style-name="P23"><text:span text:style-name="T50"><draw:frame draw:style-name="fr1" draw:name="Object13" text:anchor-type="as-char" svg:y="-0.1484in" svg:width="0.1925in" svg:height="0.1839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50"><text:tab/>-<text:tab/>relates the optional control input </text:span><text:span text:style-name="T48">u</text:span><text:span text:style-name="T50"> to the state </text:span><text:span text:style-name="T48">x</text:span></text:p>
      <text:p text:style-name="P23"><text:span text:style-name="T50"><draw:frame draw:style-name="fr1" draw:name="Object14" text:anchor-type="as-char" svg:y="-0.1484in" svg:width="0.2252in" svg:height="0.1839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50"><text:tab/>-<text:tab/>relates the state to the measurement </text:span><text:span text:style-name="T48">z</text:span><text:span text:style-name="T44">k</text:span></text:p>
      <text:p text:style-name="P23"><text:span text:style-name="T48"><draw:frame draw:style-name="fr1" draw:name="Object16" text:anchor-type="as-char" svg:y="-0.1484in" svg:width="0.2689in" svg:height="0.2098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48"><text:tab/>-<text:tab/></text:span><text:span text:style-name="T50">the gain that minimizes the </text:span><text:span text:style-name="T48">a posteriori</text:span><text:span text:style-name="T50"> error covariance equation</text:span></text:p>
      <text:p text:style-name="P6"/>
      <text:p text:style-name="P26">Procedure</text:p>
      <text:p text:style-name="Standard"><text:span text:style-name="T4"><text:tab/></text:span><text:span text:style-name="T10">This section outlines the implementation of the robot tracking model and the Kalman filter. <text:s/></text:span></text:p>
      <text:p text:style-name="P10"><text:span text:style-name="T39">R</text:span><text:span text:style-name="T38">obot Setup</text:span></text:p>
      <text:p text:style-name="Standard"><text:span text:style-name="T4"><text:tab/></text:span><text:span text:style-name="T11">Four</text:span><text:span text:style-name="T10"> programs were made to model the robot tracking system. <text:s/></text:span><text:span text:style-name="T11">Two programs model the target robot and the remaining two model the different tracking robots. <text:s/>When the “Object” program is run, it uses keyboard input to move the robot and it record its path as it moves in the environment. <text:s/>The “Wander” program then acts as the target robot and follows this prerecorded path. <text:s/>Finally, the “Reactive” and “Kalman” programs model the two tracking robots. <text:s/>The “Reactive” program models the tracking robot that uses only raw sensor input, and the “Kalman” program models the tracking robot that uses filtered sensor input. <text:s/></text:span></text:p>
      <text:p text:style-name="Standard"/>
      <text:p text:style-name="Standard"><text:soft-page-break/><text:span text:style-name="T11"><text:tab/>In addition to the mobile tracking programs, a static tracking program, called “Sensor”, was created to measure the noise produced by the sensor when the target was not moving. <text:s/></text:span></text:p>
      <text:p text:style-name="P28">Kalman Filter Setup</text:p>
      <text:p text:style-name="Standard"><text:span text:style-name="T4"><text:tab/></text:span><text:span text:style-name="T10">A 2d Kalman filter was modeled to filter distance and angle measurements from the laser sensor. <text:s/></text:span></text:p>
      <text:p text:style-name="Standard"/>
      <text:p text:style-name="P26">Results</text:p>
      <text:p text:style-name="Standard"><text:span text:style-name="T4"><text:tab/></text:span><text:span text:style-name="T5">Results</text:span></text:p>
      <text:p text:style-name="P5"/>
      <text:p text:style-name="Heading_20_1">Conclusio<text:span text:style-name="T37">n</text:span></text:p>
      <text:p text:style-name="P7"><text:span text:style-name="T24"><text:tab/></text:span><text:span text:style-name="T2">Conclusion</text:span></text:p>
      <text:p text:style-name="P27">Works Cited</text:p>
      <text:p text:style-name="Citation"><text:span text:style-name="T1">[1]<text:tab/>Oxford University Press. (2014). </text:span><text:span text:style-name="T25">Oxford Dictionaries </text:span><text:span text:style-name="T29">[Online]. Available: </text:span><text:a xlink:type="simple" xlink:href="http://www.oxforddictionaries.com/us/definition/american_english/navigation?searchDictCode=all"><text:span text:style-name="Internet_20_link"><text:span text:style-name="T29">http://www.oxforddictionaries.com/us/definition/american_english/navigation?searchDictCode=all</text:span></text:span></text:a><text:span text:style-name="T29">. [Accessed: 2014, Nov. 24].</text:span></text:p>
      <text:p text:style-name="Citation"><text:span text:style-name="T29"/></text:p>
      <text:p text:style-name="Citation"><text:span text:style-name="T1">[2]<text:tab/>DeSouza, G. (Unknown). </text:span><text:span text:style-name="T25">Lecture 22: Mobile Robotics </text:span><text:span text:style-name="T29">[Online]. Available: </text:span><text:a xlink:type="simple" xlink:href="http://vigir.ee.missouri.edu/~gdesouza/ece4330/Lecture_Notes/Lecture22.pdf"><text:span text:style-name="Internet_20_link"><text:span text:style-name="T29">http://vigir.ee.missouri.edu/~gdesouza/ece4330/Lecture_Notes/Lecture22.pdf</text:span></text:span></text:a><text:span text:style-name="T29">. [Accessed: 2014, Nov. 24].</text:span></text:p>
      <text:p text:style-name="Citation"><text:span text:style-name="T29"/></text:p>
      <text:p text:style-name="Citation"><text:span text:style-name="T1">[3]<text:tab/>Gnuplot. (2014, Nov.). </text:span><text:span text:style-name="T25">Gnuplot Homepage </text:span><text:span text:style-name="T29">[Online]. Available: </text:span><text:a xlink:type="simple" xlink:href="http://gnuplot.info/"><text:span text:style-name="Internet_20_link"><text:span text:style-name="T29">http://gnuplot.info</text:span></text:span></text:a><text:span text:style-name="T29">. [Accessed: 2014, Nov. 24].</text:span></text:p>
      <text:p text:style-name="Citation"/>
      <text:p text:style-name="P29"><text:span text:style-name="T29">[4]<text:tab/>G. Welch and G. Bishop, “An Introduction to the Kalman Filter,” Dept. Comp. Sci., University of North Carolina at Chapel Hill, North Carolina, 2001, 20-24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weight="normal"/>
    </style:style>
    <style:style style:name="Heading_20_2" style:display-name="Heading 2" style:family="paragraph" style:parent-style-name="Heading" style:default-outline-level="" style:class="text" style:master-page-name="">
      <style:paragraph-properties fo:margin-left="0.25in" fo:margin-right="0in" fo:text-indent="0in" style:auto-text-indent="false" style:page-number="auto"/>
      <style:text-properties fo:font-size="13pt" fo:font-style="normal" fo:font-weight="normal"/>
    </style:style>
    <style:style style:name="Heading_20_3" style:display-name="Heading 3" style:family="paragraph" style:parent-style-name="Heading" style:default-outline-level="" style:class="text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Citation" style:family="paragraph" style:parent-style-name="Standard">
      <style:paragraph-properties fo:margin-left="0.5in" fo:margin-right="0in" fo:line-height="100%" fo:text-align="start" style:justify-single-word="false" fo:orphans="0" fo:widows="0" fo:hyphenation-ladder-count="no-limit" fo:text-indent="-0.5in" style:auto-text-indent="false" style:writing-mode="lr-tb"/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44:30</meta:creation-date>
    <dc:language>en-US</dc:language>
    <meta:editing-cycles>29</meta:editing-cycles>
    <meta:editing-duration>PT17H22M52S</meta:editing-duration>
    <meta:generator>LibreOffice/4.2.7.2$Linux_X86_64 LibreOffice_project/420m0$Build-2</meta:generator>
    <dc:date>2014-12-01T09:22:30.629666959</dc:date>
    <meta:document-statistic meta:table-count="0" meta:image-count="0" meta:object-count="16" meta:page-count="5" meta:paragraph-count="50" meta:word-count="762" meta:character-count="4934" meta:non-whitespace-character-count="4164"/>
  </office:meta>
</office:document-meta>
</file>

<file path=Object 1/content.xml><?xml version="1.0" encoding="utf-8"?>
<math xmlns="http://www.w3.org/1998/Math/MathML" display="block">
  <semantics>
    <mrow>
      <mrow>
        <msubsup>
          <mover accent="true">
            <mi>x</mi>
            <mo stretchy="false">^</mo>
          </mover>
          <mi>k</mi>
          <mtext>-</mtext>
        </msubsup>
        <mo stretchy="false">=</mo>
        <mi>A</mi>
      </mrow>
      <mrow>
        <msubsup>
          <mover accent="true">
            <mi>x</mi>
            <mo stretchy="false">^</mo>
          </mover>
          <mrow>
            <mi>k</mi>
            <mo stretchy="false">−</mo>
            <mn>1</mn>
          </mrow>
          <mtext>-</mtext>
        </msubsup>
        <mo stretchy="false">+</mo>
        <mi>B</mi>
      </mrow>
      <msub>
        <mi>u</mi>
        <mi>k</mi>
      </msub>
    </mrow>
    <annotation encoding="StarMath 5.0">{hat x}_{k}^{"-"} = A{hat x}_{k-1}^{"-"} + B u_{k}</annotation>
  </semantics>
</math>
</file>

<file path=Object 10/content.xml><?xml version="1.0" encoding="utf-8"?>
<math xmlns="http://www.w3.org/1998/Math/MathML" display="block">
  <semantics>
    <mi>Q</mi>
    <annotation encoding="StarMath 5.0">Q</annotation>
  </semantics>
</math>
</file>

<file path=Object 11/content.xml><?xml version="1.0" encoding="utf-8"?>
<math xmlns="http://www.w3.org/1998/Math/MathML" display="block">
  <semantics>
    <mi>R</mi>
    <annotation encoding="StarMath 5.0">R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i>H</mi>
    <annotation encoding="StarMath 5.0">H</annotation>
  </semantics>
</math>
</file>

<file path=Object 15/content.xml><?xml version="1.0" encoding="utf-8"?>
<math xmlns="http://www.w3.org/1998/Math/MathML" display="block">
  <semantics>
    <msub>
      <mi>z</mi>
      <mi>k</mi>
    </msub>
    <annotation encoding="StarMath 5.0">z_{ k }</annotation>
  </semantics>
</math>
</file>

<file path=Object 16/content.xml><?xml version="1.0" encoding="utf-8"?>
<math xmlns="http://www.w3.org/1998/Math/MathML" display="block">
  <semantics>
    <msub>
      <mi>K</mi>
      <mi>k</mi>
    </msub>
    <annotation encoding="StarMath 5.0">K_{ k }</annotation>
  </semantics>
</math>
</file>

<file path=Object 2/content.xml><?xml version="1.0" encoding="utf-8"?>
<math xmlns="http://www.w3.org/1998/Math/MathML" display="block">
  <semantics>
    <mrow>
      <mrow>
        <msubsup>
          <mi>P</mi>
          <mi>k</mi>
          <mtext>-</mtext>
        </msubsup>
        <mo stretchy="false">=</mo>
        <mi>A</mi>
      </mrow>
      <msub>
        <mi>P</mi>
        <mrow>
          <mi>k</mi>
          <mo stretchy="false">−</mo>
          <mn>1</mn>
        </mrow>
      </msub>
      <mrow>
        <msup>
          <mi>A</mi>
          <mi>T</mi>
        </msup>
        <mo stretchy="false">+</mo>
        <mi>Q</mi>
      </mrow>
    </mrow>
    <annotation encoding="StarMath 5.0">P_{ k }^{ "-" } = A P_{ k-1 } A^{ T } + Q</annotation>
  </semantics>
</math>
</file>

<file path=Object 3/content.xml><?xml version="1.0" encoding="utf-8"?>
<math xmlns="http://www.w3.org/1998/Math/MathML" display="block">
  <semantics>
    <mrow>
      <mrow>
        <msub>
          <mi>K</mi>
          <mi>k</mi>
        </msub>
        <mo stretchy="false">=</mo>
        <msubsup>
          <mi>P</mi>
          <mi>k</mi>
          <mtext>-</mtext>
        </msubsup>
      </mrow>
      <msup>
        <mi>H</mi>
        <mi>T</mi>
      </msup>
      <msup>
        <mrow>
          <mo fence="true" stretchy="false">(</mo>
          <mrow>
            <mrow>
              <mi>H</mi>
              <msubsup>
                <mi>P</mi>
                <mi>k</mi>
                <mtext>-</mtext>
              </msubsup>
              <mrow>
                <msup>
                  <mi>H</mi>
                  <mi>T</mi>
                </msup>
                <mo stretchy="false">+</mo>
                <mi>R</mi>
              </mrow>
            </mrow>
          </mrow>
          <mo fence="true" stretchy="false">)</mo>
        </mrow>
        <mrow>
          <mo stretchy="false">−</mo>
          <mn>1</mn>
        </mrow>
      </msup>
    </mrow>
    <annotation encoding="StarMath 5.0">K_{ k } = P_{ k }^{ "-" } H^{ T } ( H P_{ k }^{ "-" } H^{ T } + R)^{ -1 }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x</mi>
            <mo stretchy="false">^</mo>
          </mover>
          <mi>k</mi>
        </msub>
        <mo stretchy="false">=</mo>
        <mrow>
          <msubsup>
            <mover accent="true">
              <mi>x</mi>
              <mo stretchy="false">^</mo>
            </mover>
            <mi>k</mi>
            <mtext>-</mtext>
          </msubsup>
          <mo stretchy="false">+</mo>
          <msub>
            <mi>K</mi>
            <mi>k</mi>
          </msub>
        </mrow>
      </mrow>
      <mrow>
        <mo fence="true" stretchy="false">(</mo>
        <mrow>
          <mrow>
            <mrow>
              <msub>
                <mi>z</mi>
                <mi>k</mi>
              </msub>
              <mo stretchy="false">−</mo>
              <mi>H</mi>
            </mrow>
            <msubsup>
              <mover accent="true">
                <mi>x</mi>
                <mo stretchy="false">^</mo>
              </mover>
              <mi>k</mi>
              <mtext>-</mtext>
            </msubsup>
          </mrow>
        </mrow>
        <mo fence="true" stretchy="false">)</mo>
      </mrow>
    </mrow>
    <annotation encoding="StarMath 5.0">{ hat x }_{ k } = { hat x }_{ k }^{ "-" } + K_{ k } ( z_{ k } - H {hat x}_{ k }^{ "-" } )</annotation>
  </semantics>
</math>
</file>

<file path=Object 5/content.xml><?xml version="1.0" encoding="utf-8"?>
<math xmlns="http://www.w3.org/1998/Math/MathML" display="block">
  <semantics>
    <mrow>
      <mrow>
        <msub>
          <mi>P</mi>
          <mi>k</mi>
        </msub>
        <mo stretchy="false">=</mo>
        <mrow>
          <mo fence="true" stretchy="false">(</mo>
          <mrow>
            <mrow>
              <mrow>
                <mi>I</mi>
                <mo stretchy="false">−</mo>
                <msub>
                  <mi>K</mi>
                  <mi>k</mi>
                </msub>
              </mrow>
              <mi>H</mi>
            </mrow>
          </mrow>
          <mo fence="true" stretchy="false">)</mo>
        </mrow>
      </mrow>
      <msubsup>
        <mi>P</mi>
        <mi>k</mi>
        <mtext>-</mtext>
      </msubsup>
    </mrow>
    <annotation encoding="StarMath 5.0">P_{ k } = ( I - K_{ k } H ) P_{ k }^{ "-" }</annotation>
  </semantics>
</math>
</file>

<file path=Object 6/content.xml><?xml version="1.0" encoding="utf-8"?>
<math xmlns="http://www.w3.org/1998/Math/MathML" display="block">
  <semantics>
    <msubsup>
      <mover accent="true">
        <mi>x</mi>
        <mo stretchy="false">^</mo>
      </mover>
      <mi>k</mi>
      <mtext>-</mtext>
    </msubsup>
    <annotation encoding="StarMath 5.0">{hat x}_{ k }^{ "-" }</annotation>
  </semantics>
</math>
</file>

<file path=Object 7/content.xml><?xml version="1.0" encoding="utf-8"?>
<math xmlns="http://www.w3.org/1998/Math/MathML" display="block">
  <semantics>
    <msub>
      <mover accent="true">
        <mi>x</mi>
        <mo stretchy="false">^</mo>
      </mover>
      <mi>k</mi>
    </msub>
    <annotation encoding="StarMath 5.0">{ hat x }_{ k }</annotation>
  </semantics>
</math>
</file>

<file path=Object 8/content.xml><?xml version="1.0" encoding="utf-8"?>
<math xmlns="http://www.w3.org/1998/Math/MathML" display="block">
  <semantics>
    <msubsup>
      <mi>P</mi>
      <mi>k</mi>
      <mtext>-</mtext>
    </msubsup>
    <annotation encoding="StarMath 5.0">P_{ k }^{ "-" }</annotation>
  </semantics>
</math>
</file>

<file path=Object 9/content.xml><?xml version="1.0" encoding="utf-8"?>
<math xmlns="http://www.w3.org/1998/Math/MathML" display="block">
  <semantics>
    <msub>
      <mi>P</mi>
      <mi>k</mi>
    </msub>
    <annotation encoding="StarMath 5.0">P_{ k }</annotation>
  </semantics>
</math>
</file>